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description, </text:p>
      <text:p text:style-name="Standard"/>
      <text:p text:style-name="Standard">A to-do list presenting the user with a set of cards they can view their tasks on. <text:s/>Each task has a name, and a list of steps needed to complete it.</text:p>
      <text:p text:style-name="Standard"/>
      <text:p text:style-name="Standard">User stories</text:p>
      <text:p text:style-name="Standard">Epic - API funcionality</text:p>
      <text:p text:style-name="Standard">As a user I want to be able to Create a task and add it to my to-do list so I can keep track of things I need to do.</text:p>
      <text:p text:style-name="Standard">As a user I want to be able to Delete a task so I can remove tasks that no longer need to be completed.</text:p>
      <text:p text:style-name="Standard">As a user I want to be able to Update a task so I can change it's parameters should the task change.</text:p>
      <text:p text:style-name="Standard">As a user I want to be able to View all of the tasks I have to do so I can track what I have to do.</text:p>
      <text:p text:style-name="Standard">As a user I want to be able to Create a step and add it to a task <text:s/>so I can track progress through a single task</text:p>
      <text:p text:style-name="Standard">As a user I want to be able to Delete a step so I can change the requirements of a task should I need to.</text:p>
      <text:p text:style-name="Standard">As a user I want to be able to update a task so I can change it's details should they I have to.</text:p>
      <text:p text:style-name="Standard">As a user I want to be able to mark a step as complete so I can dismiss tasks that are completed.</text:p>
      <text:p text:style-name="Standard">As a user I want to be able to unmark a step as complete so I can go back and try again.</text:p>
      <text:p text:style-name="Standard"/>
      <text:p text:style-name="Standard">Epic - Front End functionality</text:p>
      <text:p text:style-name="Standard">As a user I want to see all of my tasks in a list so I can see them all.</text:p>
      <text:p text:style-name="Standard">As a user I want to be able to create a task using a form on the website.</text:p>
      <text:p text:style-name="Standard">As a user I want to be able to edit a task using a form on the website.</text:p>
      <text:p text:style-name="Standard">As a user I want to be able to delete a task with a single button on the website.</text:p>
      <text:p text:style-name="Standard"/>
      <text:p text:style-name="Standard">As a user I want to be able to create a step on the form for creating a task.</text:p>
      <text:p text:style-name="Standard">As a user I want to be able to delete a step on the form for creating a task.</text:p>
      <text:p text:style-name="Standard">As a user I want to be able to create a step on the form for updating a task.</text:p>
      <text:p text:style-name="Standard">As a user I want to be able to delete a step on the form for updating a task.</text:p>
      <text:p text:style-name="Standard">As a user I want to be able to edit a step on the form for updating a task.</text:p>
      <text:p text:style-name="Standard"/>
      <text:p text:style-name="Standard">Epic – User guide</text:p>
      <text:p text:style-name="Standard"/>
      <text:p text:style-name="Standard">As a user I want a guide of what each function of the program is and how to go about performing them using the website.</text:p>
      <text:p text:style-name="Standard"/>
      <text:p text:style-name="Standard"/>
      <text:p text:style-name="P1">Task object</text:p>
      <text:p text:style-name="Standard"/>
      <text:p text:style-name="Standard">ID, (auto gen, primary key)</text:p>
      <text:p text:style-name="Standard"/>
      <text:p text:style-name="Standard">Name, (String, not null)</text:p>
      <text:p text:style-name="Standard"/>
      <text:p text:style-name="Standard">Description, (optional)</text:p>
      <text:p text:style-name="Standard"/>
      <text:p text:style-name="Standard">Step IDs <text:s/>ArrayList(foreign key, not null) One to many</text:p>
      <text:p text:style-name="Standard"/>
      <text:p text:style-name="Standard"/>
      <text:p text:style-name="Standard">Step object</text:p>
      <text:p text:style-name="Standard"/>
      <text:p text:style-name="Standard">Task ID (foreign key, not null) many to one.</text:p>
      <text:p text:style-name="Standard"/>
      <text:p text:style-name="Standard">ID, (auto gen, primary key)</text:p>
      <text:p text:style-name="Standard"/>
      <text:p text:style-name="Standard">Name, (String, not null)</text:p>
      <text:p text:style-name="Standard"/>
      <text:p text:style-name="Standard">Complete(boolea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1T09:02:01.30</meta:creation-date>
    <dc:date>2021-03-11T11:42:13.96</dc:date>
    <meta:editing-duration>PT2H9M51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2" meta:paragraph-count="35" meta:word-count="508" meta:character-count="2228"/>
  </office:meta>
</office:document-meta>
</file>